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ite majorée</text:p>
          </table:table-cell>
          <table:table-cell office:value-type="string" calcext:value-type="string">
            <text:p>\(\exists C\in\mathbb{R}, \forall p\in\mathbb{N},u_p \leq C\)</text:p>
          </table:table-cell>
        </table:table-row>
        <table:table-row table:style-name="ro1">
          <table:table-cell office:value-type="string" calcext:value-type="string">
            <text:p>Suite bornée</text:p>
          </table:table-cell>
          <table:table-cell office:value-type="string" calcext:value-type="string">
            <text:p>\(\exists C\in\mathbb{R}, \forall p\in\mathbb{N}, |u_p|\leq C\)</text:p>
          </table:table-cell>
        </table:table-row>
        <table:table-row table:style-name="ro1">
          <table:table-cell office:value-type="string" calcext:value-type="string">
            <text:p>Suite convergente</text:p>
          </table:table-cell>
          <table:table-cell office:value-type="string" calcext:value-type="string">
            <text:p>\(\exists l\in\mathbb{R} \setminus {\infty}, \forall \varepsilon &gt;0,\exists N\in\mathbb{N}, \forall p\geq N, |u_p-l|\leq \varepsilon\)</text:p>
          </table:table-cell>
        </table:table-row>
        <table:table-row table:style-name="ro1">
          <table:table-cell office:value-type="string" calcext:value-type="string">
            <text:p>Lien entre convergence et borne</text:p>
          </table:table-cell>
          <table:table-cell office:value-type="string" calcext:value-type="string">
            <text:p>Une suite convergente est bornée. La réciproque est fausse \((-1)^n\)</text:p>
          </table:table-cell>
        </table:table-row>
        <table:table-row table:style-name="ro1">
          <table:table-cell office:value-type="string" calcext:value-type="string">
            <text:p>Suite divergente vers \(\infty\)</text:p>
          </table:table-cell>
          <table:table-cell office:value-type="string" calcext:value-type="string">
            <text:p>\(\forall A\in\mathbb{R},\exists N\in\mathbb{N}, \forall n\geq N, u_p \geq A\)</text:p>
          </table:table-cell>
        </table:table-row>
        <table:table-row table:style-name="ro1">
          <table:table-cell office:value-type="string" calcext:value-type="string">
            <text:p>Croissance et limite</text:p>
          </table:table-cell>
          <table:table-cell office:value-type="string" calcext:value-type="string">
            <text:p>Toute suite réelle (dé)croissante à partir d'un certain rang tend vers une limite finie ou infinie. <text:s/>Si elle est en plus minorée/majorée, elle tend vers une limite finie.</text:p>
          </table:table-cell>
        </table:table-row>
        <table:table-row table:style-name="ro1">
          <table:table-cell office:value-type="string" calcext:value-type="string">
            <text:p>Suites négligeables</text:p>
          </table:table-cell>
          <table:table-cell office:value-type="string" calcext:value-type="string">
            <text:p>On dit que u est néglieable devant v, noté \(u_p = o_{p\to\infty} (v_p)\). Il existe une suite \(\varepsilon\) telle que \(\varepsilon_p\to 0\) et \(u_p = v_p\varepsilon_p\) à partir d'un certain rang.</text:p>
          </table:table-cell>
        </table:table-row>
        <table:table-row table:style-name="ro1">
          <table:table-cell office:value-type="string" calcext:value-type="string">
            <text:p>Limite et suite négligeable</text:p>
          </table:table-cell>
          <table:table-cell office:value-type="string" calcext:value-type="string">
            <text:p>\(u_p = o(v_p) \iff \frac{u_p}{v_p}\to 0\)</text:p>
          </table:table-cell>
        </table:table-row>
        <table:table-row table:style-name="ro1">
          <table:table-cell office:value-type="string" calcext:value-type="string">
            <text:p>Suite dominée</text:p>
          </table:table-cell>
          <table:table-cell office:value-type="string" calcext:value-type="string">
            <text:p>on dit que u est dominée par v, noté \(u = O(v)\) si \(\exists \eta\) une suite bornée telle que \(u_p = \eta_pv_p\) à partir d'un certain rang.</text:p>
          </table:table-cell>
        </table:table-row>
        <table:table-row table:style-name="ro1">
          <table:table-cell office:value-type="string" calcext:value-type="string">
            <text:p>Limite et suite dominée</text:p>
          </table:table-cell>
          <table:table-cell office:value-type="string" calcext:value-type="string">
            <text:p>\(u = O(v) <text:s/>\iff \exists C \in\mathbb{R}\) telle que \(\forall p\geq N, |\frac{u_p}{v_p}| \leq C\)</text:p>
          </table:table-cell>
        </table:table-row>
        <table:table-row table:style-name="ro1">
          <table:table-cell office:value-type="string" calcext:value-type="string">
            <text:p>Limite d’une suite dominée</text:p>
          </table:table-cell>
          <table:table-cell office:value-type="string" calcext:value-type="string">
            <text:p>\(u = O(v) \wedge v_p\to 0 \Rightarrow u_p\to 0\)</text:p>
          </table:table-cell>
        </table:table-row>
        <table:table-row table:style-name="ro1">
          <table:table-cell office:value-type="string" calcext:value-type="string">
            <text:p>Suites équivalentes</text:p>
          </table:table-cell>
          <table:table-cell office:value-type="string" calcext:value-type="string">
            <text:p>La suite u est éuivalente à v, noté \(u\sim v\) si \(u_p = v_p + o(v_p)\) ou encore \(\exists \varepsilon \to 0, \forall p\geq N, u_p = v_p + \varepsilon_pv_p = (1+\varepsilon_p)v_p\)</text:p>
          </table:table-cell>
        </table:table-row>
        <table:table-row table:style-name="ro1">
          <table:table-cell office:value-type="string" calcext:value-type="string">
            <text:p>Suites équivalentes et limites</text:p>
          </table:table-cell>
          <table:table-cell office:value-type="string" calcext:value-type="string">
            <text:p>\(u_p \sim v_p \iff \frac{u_p}{v_p} \to 1\)</text:p>
          </table:table-cell>
        </table:table-row>
        <table:table-row table:style-name="ro1">
          <table:table-cell office:value-type="string" calcext:value-type="string">
            <text:p>Suites équivalentes et unicité de limite</text:p>
          </table:table-cell>
          <table:table-cell office:value-type="string" calcext:value-type="string">
            <text:p>2 suites équivalentes convergent vers la même limite l. De plus si l’une diverge vers \(\infty\), l’autre aussi.</text:p>
          </table:table-cell>
        </table:table-row>
        <table:table-row table:style-name="ro1">
          <table:table-cell office:value-type="string" calcext:value-type="string">
            <text:p>Suite extraite</text:p>
          </table:table-cell>
          <table:table-cell office:value-type="string" calcext:value-type="string">
            <text:p>v est une suite extraite de \(u \iff \exists \varphi : \mathbb{N} \to \mathbb{N}\) strictement croissante telle que \(\forall p\in\mathbb{N}, v_p = u_{\varphi(p)}\).</text:p>
          </table:table-cell>
        </table:table-row>
        <table:table-row table:style-name="ro1">
          <table:table-cell office:value-type="string" calcext:value-type="string">
            <text:p>Suite extraite et limite</text:p>
          </table:table-cell>
          <table:table-cell office:value-type="string" calcext:value-type="string">
            <text:p>Toutes les suites extraites d’une suite convergente convergent vers la même limite</text:p>
          </table:table-cell>
        </table:table-row>
        <table:table-row table:style-name="ro1">
          <table:table-cell office:value-type="string" calcext:value-type="string">
            <text:p>Théorème de Bolzano-Weierstrass</text:p>
          </table:table-cell>
          <table:table-cell office:value-type="string" calcext:value-type="string">
            <text:p>Toute suite réelle bornée admet une sous-suite convergente.</text:p>
          </table:table-cell>
        </table:table-row>
        <table:table-row table:style-name="ro1">
          <table:table-cell office:value-type="string" calcext:value-type="string">
            <text:p>Suite de Cauchy</text:p>
          </table:table-cell>
          <table:table-cell office:value-type="string" calcext:value-type="string">
            <text:p><text:s/>On dit que u est de Cauchy si elle vérifie une des 2 prorpiétés suivantes équivalentes : \(\forall \varepsilon&gt;0, \exists N\in\N, \forall p\&gt;N, q&gt;N, |u_p-u_q|\leq\varepsilon\) <text:s text:c="2"/>Ou \(\forall \varepsilon&gt;0, \exists N\in\N, \forall p\&gt;N, q&gt;N, |u_{p+q}-u_p|\leq\varepsilon\)</text:p>
          </table:table-cell>
        </table:table-row>
        <table:table-row table:style-name="ro1">
          <table:table-cell office:value-type="string" calcext:value-type="string">
            <text:p>Suite de Cauchy et suite convergente</text:p>
          </table:table-cell>
          <table:table-cell office:value-type="string" calcext:value-type="string">
            <text:p>Toute suite convergente est de Cauchy</text:p>
          </table:table-cell>
        </table:table-row>
        <table:table-row table:style-name="ro1">
          <table:table-cell office:value-type="string" calcext:value-type="string">
            <text:p>Propriété d’une suite de Cauchy</text:p>
          </table:table-cell>
          <table:table-cell office:value-type="string" calcext:value-type="string">
            <text:p>1. Toute suite de Cauchy est bornée. <text:s/>2. Si la suite admet en plus une sous-suite convergente, alors elle converge. 3. Si une suite de Cauchy est définie dans les complexes ou les réels, elle converg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4:08:05.900778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18:56.985952936</meta:creation-date>
    <dc:date>2025-02-05T14:11:40.407868720</dc:date>
    <meta:editing-duration>PT2H30M55S</meta:editing-duration>
    <meta:editing-cycles>8</meta:editing-cycles>
    <meta:generator>LibreOffice/24.2.7.2$Linux_X86_64 LibreOffice_project/420$Build-2</meta:generator>
    <meta:document-statistic meta:table-count="1" meta:cell-count="40" meta:object-count="0"/>
  </office:meta>
</office:document-meta>
</file>